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6.23mm"/>
    </style:style>
    <style:style style:name="co3" style:family="table-column">
      <style:table-column-properties fo:break-before="auto" style:column-width="11.22mm"/>
    </style:style>
    <style:style style:name="co4" style:family="table-column">
      <style:table-column-properties fo:break-before="auto" style:column-width="9.72mm"/>
    </style:style>
    <style:style style:name="co5" style:family="table-column">
      <style:table-column-properties fo:break-before="auto" style:column-width="9.97mm"/>
    </style:style>
    <style:style style:name="co6" style:family="table-column">
      <style:table-column-properties fo:break-before="auto" style:column-width="25.45mm"/>
    </style:style>
    <style:style style:name="co7" style:family="table-column">
      <style:table-column-properties fo:break-before="auto" style:column-width="10.48mm"/>
    </style:style>
    <style:style style:name="co8" style:family="table-column">
      <style:table-column-properties fo:break-before="auto" style:column-width="11.47mm"/>
    </style:style>
    <style:style style:name="co9" style:family="table-column">
      <style:table-column-properties fo:break-before="auto" style:column-width="10.2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3 x 3 x 5</text:p>
          </table:table-cell>
          <table:table-cell table:number-columns-repeated="4"/>
          <table:table-cell office:value-type="string" calcext:value-type="string">
            <text:p>kernel</text:p>
          </table:table-cell>
          <table:table-cell office:value-type="string" calcext:value-type="string">
            <text:p>2 x 3 x 3 x 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matrix-columns-spanned="1" table:number-matrix-rows-spanned="1" table:formula="of:=SUM([.B2:.D4]*[.$I$3:.$K$5]) + SUM([.B6:.D8]*[.$I$7:.$K$9]) + SUM([.B10:.D12]*[.$I$11:.$K$13]) + [.$M$3]" office:value-type="float" office:value="43" calcext:value-type="float">
            <text:p>43</text:p>
          </table:table-cell>
          <table:table-cell table:number-matrix-columns-spanned="1" table:number-matrix-rows-spanned="1" table:formula="of:=SUM([.C2:.E4]*[.$I$3:.$K$5]) + SUM([.C6:.E8]*[.$I$7:.$K$9]) + SUM([.C10:.E12]*[.$I$11:.$K$13]) + [.$M$3]" office:value-type="float" office:value="77" calcext:value-type="float">
            <text:p>77</text:p>
          </table:table-cell>
          <table:table-cell table:number-matrix-columns-spanned="1" table:number-matrix-rows-spanned="1" table:formula="of:=SUM([.D2:.F4]*[.$I$3:.$K$5]) + SUM([.D6:.F8]*[.$I$7:.$K$9]) + SUM([.D10:.F12]*[.$I$11:.$K$13]) + [.$M$3]" office:value-type="float" office:value="75" calcext:value-type="float">
            <text:p>75</text:p>
          </table:table-cell>
          <table:table-cell table:number-matrix-columns-spanned="1" table:number-matrix-rows-spanned="1" table:formula="of:=SUM([.E2:.G4]*[.$I$3:.$K$5]) + SUM([.E6:.G8]*[.$I$7:.$K$9]) + SUM([.E10:.G12]*[.$I$11:.$K$13]) + [.$M$3]" office:value-type="float" office:value="69" calcext:value-type="float">
            <text:p>69</text:p>
          </table:table-cell>
          <table:table-cell table:number-matrix-columns-spanned="1" table:number-matrix-rows-spanned="1" table:formula="of:=SUM([.F2:.H4]*[.$I$3:.$K$5]) + SUM([.F6:.H8]*[.$I$7:.$K$9]) + SUM([.F10:.H12]*[.$I$11:.$K$13]) + [.$M$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matrix-columns-spanned="1" table:number-matrix-rows-spanned="1" table:formula="of:=SUM([.B3:.D5]*[.$I$3:.$K$5]) + SUM([.B7:.D9]*[.$I$7:.$K$9]) + SUM([.B11:.D13]*[.$I$11:.$K$13]) + [.$M$3]" office:value-type="float" office:value="74" calcext:value-type="float">
            <text:p>74</text:p>
          </table:table-cell>
          <table:table-cell table:number-matrix-columns-spanned="1" table:number-matrix-rows-spanned="1" table:formula="of:=SUM([.C3:.E5]*[.$I$3:.$K$5]) + SUM([.C7:.E9]*[.$I$7:.$K$9]) + SUM([.C11:.E13]*[.$I$11:.$K$13]) + [.$M$3]" office:value-type="float" office:value="109" calcext:value-type="float">
            <text:p>109</text:p>
          </table:table-cell>
          <table:table-cell table:number-matrix-columns-spanned="1" table:number-matrix-rows-spanned="1" table:formula="of:=SUM([.D3:.F5]*[.$I$3:.$K$5]) + SUM([.D7:.F9]*[.$I$7:.$K$9]) + SUM([.D11:.F13]*[.$I$11:.$K$13]) + [.$M$3]" office:value-type="float" office:value="108" calcext:value-type="float">
            <text:p>108</text:p>
          </table:table-cell>
          <table:table-cell table:number-matrix-columns-spanned="1" table:number-matrix-rows-spanned="1" table:formula="of:=SUM([.E3:.G5]*[.$I$3:.$K$5]) + SUM([.E7:.G9]*[.$I$7:.$K$9]) + SUM([.E11:.G13]*[.$I$11:.$K$13]) + [.$M$3]" office:value-type="float" office:value="109" calcext:value-type="float">
            <text:p>109</text:p>
          </table:table-cell>
          <table:table-cell table:number-matrix-columns-spanned="1" table:number-matrix-rows-spanned="1" table:formula="of:=SUM([.F3:.H5]*[.$I$3:.$K$5]) + SUM([.F7:.H9]*[.$I$7:.$K$9]) + SUM([.F11:.H13]*[.$I$11:.$K$13]) + [.$M$3]"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matrix-columns-spanned="1" table:number-matrix-rows-spanned="1" table:formula="of:=SUM([.B4:.D6]*[.$I$3:.$K$5]) + SUM([.B8:.D10]*[.$I$7:.$K$9]) + SUM([.B12:.D14]*[.$I$11:.$K$13]) + [.$M$3]" office:value-type="float" office:value="59" calcext:value-type="float">
            <text:p>59</text:p>
          </table:table-cell>
          <table:table-cell table:number-matrix-columns-spanned="1" table:number-matrix-rows-spanned="1" table:formula="of:=SUM([.C4:.E6]*[.$I$3:.$K$5]) + SUM([.C8:.E10]*[.$I$7:.$K$9]) + SUM([.C12:.E14]*[.$I$11:.$K$13]) + [.$M$3]" office:value-type="float" office:value="66" calcext:value-type="float">
            <text:p>66</text:p>
          </table:table-cell>
          <table:table-cell table:number-matrix-columns-spanned="1" table:number-matrix-rows-spanned="1" table:formula="of:=SUM([.D4:.F6]*[.$I$3:.$K$5]) + SUM([.D8:.F10]*[.$I$7:.$K$9]) + SUM([.D12:.F14]*[.$I$11:.$K$13]) + [.$M$3]" office:value-type="float" office:value="66" calcext:value-type="float">
            <text:p>66</text:p>
          </table:table-cell>
          <table:table-cell table:number-matrix-columns-spanned="1" table:number-matrix-rows-spanned="1" table:formula="of:=SUM([.E4:.G6]*[.$I$3:.$K$5]) + SUM([.E8:.G10]*[.$I$7:.$K$9]) + SUM([.E12:.G14]*[.$I$11:.$K$13]) + [.$M$3]" office:value-type="float" office:value="73" calcext:value-type="float">
            <text:p>73</text:p>
          </table:table-cell>
          <table:table-cell table:number-matrix-columns-spanned="1" table:number-matrix-rows-spanned="1" table:formula="of:=SUM([.F4:.H6]*[.$I$3:.$K$5]) + SUM([.F8:.H10]*[.$I$7:.$K$9]) + SUM([.F12:.H14]*[.$I$11:.$K$13]) + [.$M$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matrix-columns-spanned="1" table:number-matrix-rows-spanned="1" table:formula="of:=SUM([.B2:.D4]*[.$I$15:.$K$17]) + SUM([.B6:.D8]* [.$I$19:.$K$21]) + SUM([.B10:.D12] * [.$I$23:.$K$25]) + [.$M$15]" office:value-type="float" office:value="41" calcext:value-type="float">
            <text:p>41</text:p>
          </table:table-cell>
          <table:table-cell table:number-matrix-columns-spanned="1" table:number-matrix-rows-spanned="1" table:formula="of:=SUM([.C2:.E4]*[.$I$15:.$K$17]) + SUM([.C6:.E8]* [.$I$19:.$K$21]) + SUM([.C10:.E12] * [.$I$23:.$K$25]) + [.$M$15]" office:value-type="float" office:value="69" calcext:value-type="float">
            <text:p>69</text:p>
          </table:table-cell>
          <table:table-cell table:number-matrix-columns-spanned="1" table:number-matrix-rows-spanned="1" table:formula="of:=SUM([.D2:.F4]*[.$I$15:.$K$17]) + SUM([.D6:.F8]* [.$I$19:.$K$21]) + SUM([.D10:.F12] * [.$I$23:.$K$25]) + [.$M$15]" office:value-type="float" office:value="78" calcext:value-type="float">
            <text:p>78</text:p>
          </table:table-cell>
          <table:table-cell table:number-matrix-columns-spanned="1" table:number-matrix-rows-spanned="1" table:formula="of:=SUM([.E2:.G4]*[.$I$15:.$K$17]) + SUM([.E6:.G8]* [.$I$19:.$K$21]) + SUM([.E10:.G12] * [.$I$23:.$K$25]) + [.$M$15]" office:value-type="float" office:value="78" calcext:value-type="float">
            <text:p>78</text:p>
          </table:table-cell>
          <table:table-cell table:number-matrix-columns-spanned="1" table:number-matrix-rows-spanned="1" table:formula="of:=SUM([.F2:.H4]*[.$I$15:.$K$17]) + SUM([.F6:.H8]* [.$I$19:.$K$21]) + SUM([.F10:.H12] * [.$I$23:.$K$25]) + [.$M$15]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matrix-columns-spanned="1" table:number-matrix-rows-spanned="1" table:formula="of:=SUM([.B3:.D5]*[.$I$15:.$K$17]) + SUM([.B7:.D9]* [.$I$19:.$K$21]) + SUM([.B11:.D13] * [.$I$23:.$K$25]) + [.$M$15]" office:value-type="float" office:value="67" calcext:value-type="float">
            <text:p>67</text:p>
          </table:table-cell>
          <table:table-cell table:number-matrix-columns-spanned="1" table:number-matrix-rows-spanned="1" table:formula="of:=SUM([.C3:.E5]*[.$I$15:.$K$17]) + SUM([.C7:.E9]* [.$I$19:.$K$21]) + SUM([.C11:.E13] * [.$I$23:.$K$25]) + [.$M$15]" office:value-type="float" office:value="109" calcext:value-type="float">
            <text:p>109</text:p>
          </table:table-cell>
          <table:table-cell table:number-matrix-columns-spanned="1" table:number-matrix-rows-spanned="1" table:formula="of:=SUM([.D3:.F5]*[.$I$15:.$K$17]) + SUM([.D7:.F9]* [.$I$19:.$K$21]) + SUM([.D11:.F13] * [.$I$23:.$K$25]) + [.$M$15]" office:value-type="float" office:value="112" calcext:value-type="float">
            <text:p>112</text:p>
          </table:table-cell>
          <table:table-cell table:number-matrix-columns-spanned="1" table:number-matrix-rows-spanned="1" table:formula="of:=SUM([.E3:.G5]*[.$I$15:.$K$17]) + SUM([.E7:.G9]* [.$I$19:.$K$21]) + SUM([.E11:.G13] * [.$I$23:.$K$25]) + [.$M$15]" office:value-type="float" office:value="114" calcext:value-type="float">
            <text:p>114</text:p>
          </table:table-cell>
          <table:table-cell table:number-matrix-columns-spanned="1" table:number-matrix-rows-spanned="1" table:formula="of:=SUM([.F3:.H5]*[.$I$15:.$K$17]) + SUM([.F7:.H9]* [.$I$19:.$K$21]) + SUM([.F11:.H13] * [.$I$23:.$K$25]) + [.$M$15]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matrix-columns-spanned="1" table:number-matrix-rows-spanned="1" table:formula="of:=SUM([.B4:.D6]*[.$I$15:.$K$17]) + SUM([.B8:.D10]* [.$I$19:.$K$21]) + SUM([.B12:.D14] * [.$I$23:.$K$25]) + [.$M$15]" office:value-type="float" office:value="46" calcext:value-type="float">
            <text:p>46</text:p>
          </table:table-cell>
          <table:table-cell table:number-matrix-columns-spanned="1" table:number-matrix-rows-spanned="1" table:formula="of:=SUM([.C4:.E6]*[.$I$15:.$K$17]) + SUM([.C8:.E10]* [.$I$19:.$K$21]) + SUM([.C12:.E14] * [.$I$23:.$K$25]) + [.$M$15]" office:value-type="float" office:value="73" calcext:value-type="float">
            <text:p>73</text:p>
          </table:table-cell>
          <table:table-cell table:number-matrix-columns-spanned="1" table:number-matrix-rows-spanned="1" table:formula="of:=SUM([.D4:.F6]*[.$I$15:.$K$17]) + SUM([.D8:.F10]* [.$I$19:.$K$21]) + SUM([.D12:.F14] * [.$I$23:.$K$25]) + [.$M$15]" office:value-type="float" office:value="71" calcext:value-type="float">
            <text:p>71</text:p>
          </table:table-cell>
          <table:table-cell table:number-matrix-columns-spanned="1" table:number-matrix-rows-spanned="1" table:formula="of:=SUM([.E4:.G6]*[.$I$15:.$K$17]) + SUM([.E8:.G10]* [.$I$19:.$K$21]) + SUM([.E12:.G14] * [.$I$23:.$K$25]) + [.$M$15]" office:value-type="float" office:value="77" calcext:value-type="float">
            <text:p>77</text:p>
          </table:table-cell>
          <table:table-cell table:number-matrix-columns-spanned="1" table:number-matrix-rows-spanned="1" table:formula="of:=SUM([.F4:.H6]*[.$I$15:.$K$17]) + SUM([.F8:.H10]* [.$I$19:.$K$21]) + SUM([.F12:.H14] * [.$I$23:.$K$25]) + [.$M$15]" office:value-type="float" office:value="49" calcext:value-type="float">
            <text:p>4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00:02.840951570</meta:creation-date>
    <dc:date>2019-01-10T16:57:24.341163827</dc:date>
    <meta:editing-duration>PT26M48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